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2" style:family="paragraph"/>
    <style:style style:name="P10" style:parent-style-name="Normal" style:list-style-name="LFO2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3" style:family="paragraph"/>
    <style:style style:name="P18" style:parent-style-name="Normal" style:list-style-name="LFO3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4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4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4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5" style:family="paragraph"/>
    <style:style style:name="P30" style:parent-style-name="Normal" style:list-style-name="LFO5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list-style-name="LFO6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6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6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7" style:family="paragraph"/>
    <style:style style:name="P44" style:parent-style-name="Normal" style:list-style-name="LFO7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list-style-name="LFO8" style:family="paragraph"/>
    <style:style style:name="P47" style:parent-style-name="Normal" style:list-style-name="LFO8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8" style:family="paragraph"/>
    <style:style style:name="T50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Research for deployment of our prototype simulating the basic functionalities:-</text:p>
      <text:p text:style-name="Normal"/>
      <text:p text:style-name="Normal">These platforms offer e-commerce features with the ability to add custom payment buttons or HTML embeds.</text:p>
      <text:p text:style-name="P2">1. WooCommerce (with WordPress)</text:p>
      <text:p text:style-name="Normal"><text:span text:style-name="T3">Cost</text:span>: Free (requires WordPress hosting)</text:p>
      <text:p text:style-name="Normal"><text:span text:style-name="T4">Details</text:span>:</text:p>
      <text:list text:style-name="LFO1" text:continue-numbering="true">
        <text:list-item>
          <text:p text:style-name="P5"><text:span text:style-name="T6">WooCommerce</text:span><text:s/>is an open-source WordPress plugin that’s free to use, making it a popular choice for adding e-commerce to any WordPress website.</text:p>
        </text:list-item>
        <text:list-item>
          <text:p text:style-name="P7">You can fully customize the checkout page and add custom payment buttons or HTML embeds directly to the WooCommerce templates.</text:p>
        </text:list-item>
      </text:list>
      <text:p text:style-name="Normal"><text:span text:style-name="T8">How to Use Custom Payment Integration</text:span>:</text:p>
      <text:list text:style-name="LFO2" text:continue-numbering="true">
        <text:list-item>
          <text:p text:style-name="P9">Install WooCommerce on your WordPress site (requires basic WordPress hosting, which can be very low-cost or free with some providers).</text:p>
        </text:list-item>
        <text:list-item>
          <text:p text:style-name="P10">Use<text:s/><text:span text:style-name="T11">WooCommerce hooks</text:span><text:s/>or customize templates to add your own HTML button or payment form in the checkout flow.</text:p>
        </text:list-item>
        <text:list-item>
          <text:p text:style-name="P12">Implement your custom payment gateway by adding a custom payment method through WooCommerce’s API or by embedding a custom button with HTML and JavaScript.</text:p>
        </text:list-item>
      </text:list>
      <text:p text:style-name="Normal"><text:span text:style-name="T13">Documentation</text:span>: WooCommerce Developer Docs</text:p>
      <text:p text:style-name="P14">2. Ecwid (Free Plan)</text:p>
      <text:p text:style-name="Normal"><text:span text:style-name="T15">Cost</text:span>: Free plan available</text:p>
      <text:p text:style-name="Normal"><text:span text:style-name="T16">Details</text:span>:</text:p>
      <text:list text:style-name="LFO3" text:continue-numbering="true">
        <text:list-item>
          <text:p text:style-name="P17">Ecwid provides a free plan that includes basic e-commerce features and lets you embed your store on any website.</text:p>
        </text:list-item>
        <text:list-item>
          <text:p text:style-name="P18">It allows you to create custom payment buttons by embedding HTML and JavaScript into your site.</text:p>
        </text:list-item>
      </text:list>
      <text:p text:style-name="Normal"><text:span text:style-name="T19">How to Use Custom Payment Integration</text:span>:</text:p>
      <text:list text:style-name="LFO4" text:continue-numbering="true">
        <text:list-item>
          <text:p text:style-name="P20">Set up an<text:s/><text:span text:style-name="T21">Ecwid account</text:span><text:s/>and select the free plan.</text:p>
        </text:list-item>
        <text:list-item>
          <text:p text:style-name="P22">Use<text:s/><text:span text:style-name="T23">Ecwid’s API</text:span><text:s/>to add custom payment options or integrate third-party payments.</text:p>
        </text:list-item>
        <text:list-item>
          <text:p text:style-name="P24">Embed the Ecwid store on your website and use Ecwid’s “Custom Payment Methods” to add a link to your own payment service or to a custom payment button.</text:p>
        </text:list-item>
      </text:list>
      <text:p text:style-name="Normal"><text:span text:style-name="T25">Documentation</text:span>: Ecwid Developer Docs</text:p>
      <text:p text:style-name="P26">3. Wix (Free Plan with HTML Embed)</text:p>
      <text:p text:style-name="Normal"><text:span text:style-name="T27">Cost</text:span>: Free plan (Wix branding displayed on free sites)</text:p>
      <text:soft-page-break/>
      <text:p text:style-name="Normal"><text:span text:style-name="T28">Details</text:span>:</text:p>
      <text:list text:style-name="LFO5" text:continue-numbering="true">
        <text:list-item>
          <text:p text:style-name="P29">Wix offers a free plan that allows you to create a website and add HTML embeds, which can be used to integrate custom payment buttons.</text:p>
        </text:list-item>
        <text:list-item>
          <text:p text:style-name="P30">While Wix’s native e-commerce checkout is limited on the free plan,<text:s/><text:span text:style-name="T31">Velo by Wix</text:span><text:s/>(its development platform) allows you to use custom JavaScript and HTML for embedding external payment buttons.</text:p>
        </text:list-item>
      </text:list>
      <text:p text:style-name="Normal"><text:span text:style-name="T32">How to Use Custom Payment Integration</text:span>:</text:p>
      <text:list text:style-name="LFO6" text:continue-numbering="true">
        <text:list-item>
          <text:p text:style-name="P33">Set up a free<text:s/><text:span text:style-name="T34">Wix account</text:span><text:s/>and create a basic site.</text:p>
        </text:list-item>
        <text:list-item>
          <text:p text:style-name="P35">Use<text:s/><text:span text:style-name="T36">HTML Embed</text:span><text:s/>or<text:s/><text:span text:style-name="T37">Velo by Wix</text:span><text:s/>to add a custom payment button directly on your site.</text:p>
        </text:list-item>
        <text:list-item>
          <text:p text:style-name="P38">Connect the button to your payment service by adding custom JavaScript to handle the payment processing.</text:p>
        </text:list-item>
      </text:list>
      <text:p text:style-name="Normal"><text:span text:style-name="T39">Documentation</text:span>: Wix Developer Documentation</text:p>
      <text:p text:style-name="P40">4. OpenCart</text:p>
      <text:p text:style-name="Normal"><text:span text:style-name="T41">Cost</text:span>: Free, open-source</text:p>
      <text:p text:style-name="Normal"><text:span text:style-name="T42">Details</text:span>:</text:p>
      <text:list text:style-name="LFO7" text:continue-numbering="true">
        <text:list-item>
          <text:p text:style-name="P43">OpenCart is a free, open-source e-commerce platform that you can install on any web hosting provider.</text:p>
        </text:list-item>
        <text:list-item>
          <text:p text:style-name="P44">It allows for extensive customization, including creating custom payment buttons or integrating with third-party payment providers.</text:p>
        </text:list-item>
      </text:list>
      <text:p text:style-name="Normal"><text:span text:style-name="T45">How to Use Custom Payment Integration</text:span>:</text:p>
      <text:list text:style-name="LFO8" text:continue-numbering="true">
        <text:list-item>
          <text:p text:style-name="P46">Install OpenCart on your web hosting account (many free and low-cost hosting providers support OpenCart).</text:p>
        </text:list-item>
        <text:list-item>
          <text:p text:style-name="P47">Use OpenCart’s built-in<text:s/><text:span text:style-name="T48">extensions system</text:span><text:s/>or modify the checkout page to add a custom payment button.</text:p>
        </text:list-item>
        <text:list-item>
          <text:p text:style-name="P49">OpenCart’s extension framework and API allow you to add your own payment service integration easily.</text:p>
        </text:list-item>
      </text:list>
      <text:p text:style-name="Normal"><text:span text:style-name="T50">Documentation</text:span>: OpenCart Developer Docs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oulomi Saha</meta:initial-creator>
    <dc:creator>Poulomi Saha</dc:creator>
    <meta:creation-date>2024-10-29T13:10:00Z</meta:creation-date>
    <dc:date>2024-10-29T13:13:00Z</dc:date>
    <meta:template xlink:href="Normal.dotm" xlink:type="simple"/>
    <meta:editing-cycles>1</meta:editing-cycles>
    <meta:editing-duration>PT180S</meta:editing-duration>
    <meta:document-statistic meta:page-count="2" meta:paragraph-count="6" meta:word-count="456" meta:character-count="3053" meta:row-count="21" meta:non-whitespace-character-count="2603"/>
  </office:meta>
</office:document-meta>
</file>